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solid" style:text-position="0% 100%" style:font-name="Times New Roman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5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o page 12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Maimonides College--9 et seq./</text:p>
      <text:p text:style-name="P7"/>
      <text:p text:style-name="P8">A sermon for Sabbath Terum<text:span text:style-name="T2">á</text:span><text:span text:style-name="T3">h/</text:span></text:p>
      <text:p text:style-name="P8"><text:span text:style-name="T3">[Hebrew]/</text:span></text:p>
      <text:p text:style-name="P8"><text:span text:style-name="T3"/></text:p>
      <text:p text:style-name="P6"><text:span text:style-name="T3">[Page 1]</text:span></text:p>
      <text:p text:style-name="P6"><text:span text:style-name="T3">Brethren! <text:s/>Imagine that I were to inform you this/ morning of the presence of an illustrious personage in/ our midst; of one whose fame resounds through the/ habitable globe, would you not study every motion,/ and evince by your outward demeanour, the feelings you/ experience inwardly? <text:s/>I know, that I, to create a favor-/-able impression would address him most respectfully,/ and employ the choicest language at my command./ <text:s/>How immeasurably greater should be then our efforts/ to preserve a reverential attitude, when He who has/ vouchsafed to grace our assembly, is the most adorable of/ Bungs; the sovereign Creator of the world. <text:s/>You/ have heard the message He sent to Israel in the days of yore./ <text:s/>[Hebrew] <text:s/>"Let them make me a sanctuary,/ that I may dwell among them". <text:s/>That message, my/ fellow-believers, was manifestly designed for all generations./ <text:s/>The priestly Seer who prophesied during the Babylonish/ captivity wrote by inspiration. <text:s/>"Although I have removed/ them far away among the nations, and although I have scat-/-tered them among the countries, yet will I be to them as a/</text:span></text:p>
      <text:p text:style-name="P6"><text:span text:style-name="T3"/></text:p>
      <text:p text:style-name="P6"><text:soft-page-break/><text:span text:style-name="T3">[Page 2]<text:line-break/></text:span><text:span text:style-name="T4">minor Sanctuary</text:span><text:span text:style-name="T5"> in the countries whither they are come."/ <text:s/>To divert our minds from the errors of gentilism, God/ would open a correspondence, as it were, between Him-/-self and his chosen people, through the service He/ desired they should tender unto Him. <text:s/>History/ does not relate how were our ancestors impressed by that/ behest; but a traditional legend tells of the unutterable/ amazement it cause their righteous leader [Hebrew]/ [Hebrew]. <text:s/>"Could a structure be raised equal in extent to/ the pervading Spirit of the universe? <text:s/>Lo! the highest/ heavens cannot hold their sovereign Maker; yet, I am bid/ to rear a place wherein God may abide." <text:s/>So reasoned/ the arch-prophet. <text:s text:c="2"/>But the heavenly voice which had/ imparted the ordinance was heard to exclaim [Hebrew]/ "Moses! thou hast not rightly understood." <text:s/>[Hebrew]/ [Hebrew] <text:s/>"Twenty boards on the North side;/ twenty on the south, and eight in the west will amply/ suffice." <text:s/>[Hebrew] <text:s/>"I will, for men's/ sake, lower myself to their level, and narrow down my/ Divine essence". <text:s/>Dear Brethren! <text:s/>The Omnipotent/ Being, whose glory fills all the earth, has promised/</text:span></text:p>
      <text:p text:style-name="P6"><text:span text:style-name="T5"/></text:p>
      <text:p text:style-name="P6"><text:span text:style-name="T5">[Page 3]</text:span></text:p>
      <text:p text:style-name="P6"><text:span text:style-name="T5">to hallow with His presence the habitation we devote/ to His worship. <text:s/>What should be then the distin</text:span><text:span text:style-name="T6">ction</text:span><text:span text:style-name="T8">guishing/ characteristic</text:span><text:span text:style-name="T6">s</text:span><text:span text:style-name="T8"> of that edifice? <text:s/>Its stately/ appearance, its co</text:span><text:span text:style-name="T6">l</text:span><text:span text:style-name="T8">lonade, and gorgeous tapestry may/ evidence a praiseworthy liberality, but will be incapable/ of drawing toward it a celestial influence./</text:span></text:p>
      <text:p text:style-name="P6"><text:span text:style-name="T8">Will the melody of ten thousand instruments attract/ the Shekinah to the spot whence it reverberates?/ <text:s/>No: the nature of the place which the Deity will/ irradiate with </text:span><text:span text:style-name="T6">the light of</text:span><text:span text:style-name="T8"> His countenance, must/ be such that the term employed in the Hebrew text/ may fitly apply thereto. <text:s/>It must be a "Mikdash"/--a dwelling of sanctity--a spot where all the surround-/-ings bespeak the reverence it inspires; where holy thoughts/ are conceived, and strengthened and enlarged. <text:s/>Carved/ timber and polished stones cannot be dedicated to the/ Most High. <text:s/>The hearts of men can and should be devoted/ to His service. <text:s/>Then will the Omnipotent God, let His/ spirit honor round the mansion erected to His name./ <text:s/>In a word: The magnificence of the building, will/</text:span></text:p>
      <text:p text:style-name="P6"><text:span text:style-name="T8"/></text:p>
      <text:p text:style-name="P6"><text:span text:style-name="T8">[Page 4]</text:span></text:p>
      <text:p text:style-name="P6"><text:span text:style-name="T8">not render it [Hebrew] "a tabernacle of the Lord,"/ unless it actually is "Mikdash" [Hebrew] a sacred spot. <text:s/>[Hebrew]/ [Hebrew]. <text:s/>So did the scripture teach, when it gave/ the edifice erected in the wilderness, those two significant/ appellations. <text:s/>The sages of Israel however, have/ prescribed for our guidance certain rules by adhering to which,/ we would glorify here below Him that is enthroned above./ <text:s/>I have had occasion frequently before to offer them to/ your consideration. <text:s/>But in perusing the same, I lighted upon/ one, which </text:span><text:span text:style-name="T6">e</text:span><text:span text:style-name="T8">specially arrested my attention. <text:s/>It is that/ which demands that we testify our respect for the house/ of worship by our attire [Hebrew]./</text:span></text:p>
      <text:p text:style-name="P6"><text:span text:style-name="T8">I pondered thereon; not because I discovered that we/ disregard</text:span><text:span text:style-name="T6">ed</text:span><text:span text:style-name="T8"> that injunction, but because we are apt to/ transcend its limits. <text:s/>As it generally happens, a deviation/ from the middle course, has produced, in this instance/ also, a baneful effect. <text:s/>I asked a lad a reason/ for his protracted absence from the synagogue. <text:s/>He/ assigned for it the want of better garments than those/ he usually wore. <text:s/>Brothers and sisters! <text:s/>I apprehend that the/ habits we indulge into, virtually exclude form this/</text:span></text:p>
      <text:p text:style-name="P6"><text:span text:style-name="T8"/></text:p>
      <text:p text:style-name="P6"><text:span text:style-name="T8">[Page 5]</text:span></text:p>
      <text:p text:style-name="P6"><text:span text:style-name="T8">holy communion, many of our coreligionists. <text:s/>They who/ cannot vie with the rich in their habiliment, fail,/ for that motive, to join in our public devotions. <text:s/>Nay:/ the evil is obviously greater. <text:s/>For, some will only ap-/-pear, when the elegance of their dress, may elicit the/ admiration of worldly beings, whereas they ought to/ be constantly in attendance to secure the approbation/ of the heavenly King. <text:s/>Humility we should/ put on as a vesture, simplicity of manners as the/ girdle of our loins, when </text:span><text:span text:style-name="T6">prest</text:span><text:span text:style-name="T8"> we present ourselves/ in the dwelling of the Lord. <text:s/>Our brother in a lowly/ condition of life, seeing that, would not </text:span><text:soft-page-break/><text:span text:style-name="T8">be owed back/ from the gates of prayer. <text:s/>Not unsuitably has/ the fan in which we pour forth united supplications/ been called [Hebrew] or "synagogue;" for, therein ought/ every one, who adores the One living God, to be gathered./ <text:s/>Could the longing of my soul be fulfilled, no difference/ of ritual would exist to prevent a Hebrew from/ mingling indiscriminately with his fellow-believers/ in devotional exercises. <text:s/>I would fain level down [inserted above, in pencil: erase]/</text:span></text:p>
      <text:p text:style-name="P6"><text:span text:style-name="T8"/></text:p>
      <text:p text:style-name="P6"><text:span text:style-name="T8">[Page 6]</text:span></text:p>
      <text:p text:style-name="P6"><text:span text:style-name="T8">the [inserted above, in pencil: differences] inequalities which elements, foreign to our religion,/ have created. <text:s/>The names by which various bodies of/ of[sic!] Jews are now distinguished, would not be/ written in the future annals of our people. <text:s/>But/ let us not, at all events, banish, by our demeanour,/ any Israelite who voluntarily sits in our midst; though/ he be the humblest and the poorest. <text:s/>Who more/ than he </text:span><text:span text:style-name="T6">can</text:span><text:span text:style-name="T8"> values the privilege, to which our blessed/ faith entitles him, even that of singing hymns and/ psalmodies with the most opulent or the most fortunate of God's children?/ <text:s/>It is a comfort amid distress. <text:s/>It is the means of infusing/ contentment wit hone's lot; it is the instrument by/ which they are upheld in the path of rectitude, whose/ pressing wants would incite to prevarications. <text:s/>For, this/ is a high school of morality; this is the oracle of God, giving in-/-struction and wise counsel. <text:s/>Oh! may the day never/ dawn in which pomp and pageantry at the Synagogue,/ shall warn the needy against stepping beyond its/ threshhold[sic!]. <text:s/>Yet that are rich, yet that are happy/ bring hither an offering of thanksgiving to the Bestower/ of all good; but let your meek deportment invite those/</text:span></text:p>
      <text:p text:style-name="P6"><text:span text:style-name="T8"/></text:p>
      <text:p text:style-name="P6"><text:span text:style-name="T8">[Page 7]</text:span></text:p>
      <text:p text:style-name="P6"><text:span text:style-name="T8">upon whom fortune has not smiled to seek delight/ in communing with their Lord. <text:s/>Disdain not to blend/ your voices with theirs; for you have been told that/ to such a one will the Creator of heaven and earth look "/to him that is poor and of a contrite spirit, and who trem-/-blest at his word" [Hebrew]/</text:span></text:p>
      <text:p text:style-name="P6"><text:span text:style-name="T8">Now, without wishing to make any insidious remarks,/ I will say, that I have observed with pain how many/ among the attendants fail to participate in this religious/ service. <text:s/>It might seem, as if they regarded the/ officiating minister, and the few who respond to his/ invocations, as invested with vicarious powers; but our/ prayers, my dear friends, are intensely national./ <text:s/>Every one born in Israel must personally unite in ten-/-dering to the Redeemer and Protector of our race, the honor/ due to His name. <text:s/>I am not disposed to lower the/ Reader from his position. <text:s/>He is "Sheliach Zibb</text:span><text:span text:style-name="T9">ù</text:span><text:span text:style-name="T8">r" the/ </text:span><text:span text:style-name="T6">messenger</text:span><text:span text:style-name="T8"> delegate of the congregation". <text:s/>His prerogatives are distinct./ <text:s/>He must lead the people of God in the worship, bless them/ and exalt their spirit by his devotional attitude and/ manners. <text:s/>But he does not occupy the place of the/</text:span></text:p>
      <text:p text:style-name="P6"><text:span text:style-name="T8"/></text:p>
      <text:p text:style-name="P6"><text:span text:style-name="T8">[Page 8]</text:span></text:p>
      <text:p text:style-name="P6"><text:span text:style-name="T8">high-priest of yore. <text:s/>Let us understand it/ once for all. <text:s/>The service at the Synagogue/ bears no analogy with that anciently held at/ the Temple, in the capital of Judia. <text:s/>There, the/ blood of slaughtered animals atoned for sin; there,/ the Levites </text:span><text:span text:style-name="T6">choir</text:span><text:span text:style-name="T8">, accompanied with vocal and instru-/-mental music the rite of the sacrifice. <text:s/>There few/ Hebrews, except the </text:span><text:span text:style-name="T6">delegates</text:span><text:span text:style-name="T8"> people's representatives sent by the various sections/ of the country to attend at the daily offerings, bowed toward/ the holy ark. <text:s/>Thrice a year alone, during the rural/ festivals, a pilgrimage was made by the male population to the shrine </text:span><text:span text:style-name="T6">sancti-</text:span><text:span text:style-name="T8"> of the/ </text:span><text:span text:style-name="T6">-fied by the Divinity</text:span><text:span text:style-name="T8"> Cherubim &amp; the golden altar. <text:s/>But the synagogue has/ been from a remote period to within the </text:span><text:span text:style-name="T6">mid half</text:span><text:span text:style-name="T8"> first part of/ this century, the center to which the faithful const-/-antly directed their steps, and where in godly simplicity/ they prayed and edified one another. <text:s/>Brethren! <text:s/>Let us preserve/ ours as such. <text:s/>Let the fathers bid their sons rehearse/ the national supplications. <text:s/>Let the mothers encourage/ their daughters to blend their voices harmoniously/ in our national anthems. <text:s/>Let rich and poor,/ young and old throng this mansion of sanctity, and/</text:span></text:p>
      <text:p text:style-name="P6"><text:span text:style-name="T8"/></text:p>
      <text:p text:style-name="P6"><text:span text:style-name="T8">[Page 9]</text:span></text:p>
      <text:p text:style-name="P6"><text:soft-page-break/><text:span text:style-name="T8">prove the feelings that actuates them by a decorous,/ devout and humble demeanour. <text:s/>Then we shall/ have made a "Mikdash" and the Sehkinah will/ rest thereupon [Hebrew]./</text:span></text:p>
      <text:p text:style-name="P6"><text:span text:style-name="T8">But the reverence we </text:span><text:span text:style-name="T6">pay</text:span><text:span text:style-name="T8"> evince toward the synagogue, is equally/ due to another spot. <text:s/>To that from which </text:span><text:span text:style-name="T6">sacred</text:span><text:span text:style-name="T8"> religious learning/ is disseminated. <text:s/>Nay: according to our Sages, it exceeds/ the former in sanctity [Hebrew] For, that is the laboratory/ of the mind, and thence will issue forth those, whose/ enlightened zeal </text:span><text:span text:style-name="T6">shall</text:span><text:span text:style-name="T8"> will perpetuate Judaism in its/ </text:span><text:span text:style-name="T6">purity</text:span><text:span text:style-name="T8"> integrity. <text:s/>But many among you, are ignorant/ of even the existence of such an establishment in our/ midst. <text:s/>Few are aware that men prompted by/ the purest motive--by the love of Hebrew nationality--devote/ a portion of their time each day to rear youths to the/ ministry. <text:s/>I myself would not, in all likelihood, have/ now alluded to it, but for an occurrence which happened/ this sabbath. <text:s/>A lad was recently sent/ hither from a neighboring city. <text:s/>He had been the/ inmate of an orphan asylum; and the directors of/ that benevolent Institution, seeing in him a disposition/</text:span></text:p>
      <text:p text:style-name="P6"><text:span text:style-name="T8"/></text:p>
      <text:p text:style-name="P6"><text:span text:style-name="T8">[Page 10]</text:span></text:p>
      <text:p text:style-name="P6"><text:span text:style-name="T8">and aptitude to learn, assumed his support,/ until he be enabled, by the knowledge acquired, to/ provide for his own subsistence. <text:s/>The lad is he that recited/ before you a portion of the Torah. <text:s/>Of an age, which/ scarcely warrants his occupying a seat at a college,/ he nevertheless receives there, instruction in Biblical/ lore. <text:s/>To further his laudable aspirations, and/ reward his assiduity, he is afforded a benefit, which/ many of his senior-school-mates do not enjoy./ <text:s/>I dare not utter a prediction; but I pray that/ the lad may become a faithful expounder of the/ book from which he has read in your presence./</text:span></text:p>
      <text:p text:style-name="P6"><text:span text:style-name="T8">My hopes for the future of Judaism, rest, firstly upon/ God, then upon the offspring of the needy, and/ on the fatherless. <text:s/>The wealthy, and the fortunate/ exhibit no desire to cultivate the field of sacred literature,/ and much less to embrace a vocation, which is, at/ best, beset with difficulties. <text:s/>But they who have/ been, from their tender age inured to hardships, will/ not reject a holy office, because it does not,/</text:span></text:p>
      <text:p text:style-name="P6"><text:span text:style-name="T8"/></text:p>
      <text:p text:style-name="P6"><text:span text:style-name="T8">[Page 11]</text:span></text:p>
      <text:p text:style-name="P6"><text:span text:style-name="T8">temporally, invite to it by prospects glowingly </text:span><text:span text:style-name="T6">resp prospects</text:span><text:span text:style-name="T8"> bright/ therefore have the Rabbins recommended [Hebrew]/ [Hebrew] "Be tender and regardful of the children/ of the poor; for, by them will the law be preserved."/ <text:s/>That is the exhortation I also offer. <text:s/>You must,/ dear Brethren! procure for yourselves trust-worthy/ teachers, from those reared under your </text:span><text:span text:style-name="T6">[?]</text:span><text:span text:style-name="T8"> immediate supervision. <text:s/>The/ Community among whom you live is striving to fur-/-nish them. <text:s/>Be not parsimonious with God./ <text:s/></text:span><text:span text:style-name="T6">For, it</text:span><text:span text:style-name="T8"> You will advocate This cause, when you shall have,/ </text:span><text:span text:style-name="T6">inscribed your names among</text:span><text:span text:style-name="T8"> by munificent donations, proved yourselves the patrons of "the Mai-/-monides College." <text:s/>Among the evils threatened/ for the abandonment of religion, the book of Leviticus/ names the </text:span><text:span text:style-name="T6">utter</text:span><text:span text:style-name="T8"> desolation of our sanctuaries./ <text:s/>The last expression, being in the plural, was interpreted/ by the Sages as allusive both to colleges</text:span><text:span text:style-name="T10">2</text:span><text:span text:style-name="T11"> and synagogues</text:span><text:span text:style-name="T10">1</text:span><text:span text:style-name="T11">./ <text:s/>[Hebrew], purposing to signify/ that anarchy will surely follow </text:span><text:span text:style-name="T7">closely</text:span><text:span text:style-name="T11"> the </text:span><text:span text:style-name="T7">abolition</text:span><text:span text:style-name="T11"> decay of sacred/ learning. <text:s/>That evil exists in our midst in a high/ degree. <text:s/>Let us remedy it. <text:s/>Let us vindicate our Sinaic/ constitution, by raising men capable of defending/</text:span></text:p>
      <text:p text:style-name="P6"><text:span text:style-name="T11"/></text:p>
      <text:p text:style-name="P6"><text:span text:style-name="T11">[Page 12]</text:span></text:p>
      <text:p text:style-name="P6"><text:span text:style-name="T11">its revealed truths. <text:s/>And you, my young/ friend! <text:s/>Search your heart deeply. <text:s/>In proportion/ as you grow in years, consult your feelings and/ natural abilities, lest you enlist into the service of/ your heavenly King, but are too weak or ill-disposed/ to fight his battles. <text:s/>But if you </text:span><text:span text:style-name="T12">do</text:span><text:span text:style-name="T11"> discover that/ the calling for which you have been destined by the kind friends, who assumed your/ tutelage, when your natural guardian was summoned/ hence, </text:span><text:span text:style-name="T7">is the have destined you</text:span><text:span text:style-name="T11"> is </text:span><text:span text:style-name="T7">that</text:span><text:span text:style-name="T11"> a calling which you/ can pursue with credit to yourself, and honor to Israel's/ God accept it, &amp; be welcome therein, even form this memorable/ day of your religious majority./</text:span></text:p>
      <text:p text:style-name="P6"><text:span text:style-name="T11"/></text:p>
      <text:p text:style-name="P6"><text:soft-page-break/><text:span text:style-name="T11">[Page 13]</text:span></text:p>
      <text:p text:style-name="P6"><text:span text:style-name="T11">Oh! may the day never dawn on this Cong when the high turreted building,/ shining with splendour, with richly cushioned pews, will tell my/ brother the poor, "begone, enter not these gates." <text:s/>May the day/ never arrive when the artificial necessity of supporting an/ institution of prayer on the most costly plan with a corps of pampered ecclesiastical functionaries, and lurid songsters &amp; songstresses will render the/ Synagogue inaccessible to the Hebrew in humble circumstances./ <text:s/>Never should they be owed back from the spot, in which they have/ a right to sit, and jointly to rehearse the praise of the one/ living God they ador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5T13:52:53.83</meta:creation-date>
    <dc:date>2012-05-15T15:07:32.21</dc:date>
    <dc:creator>Penn Libraries</dc:creator>
    <meta:editing-duration>PT00H08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94" meta:word-count="2464" meta:character-count="15227"/>
  </office:meta>
</office:document-meta>
</file>